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9.61cm" fo:min-width="19.4cm"/>
    </style:style>
    <style:style style:name="gr2" style:family="graphic" style:parent-style-name="standard">
      <style:graphic-properties svg:stroke-color="#8d967b" draw:fill-color="#e6f5c9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cm"/>
      <style:paragraph-properties style:writing-mode="lr-tb"/>
    </style:style>
    <style:style style:name="gr4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7b818c" draw:fill-color="#cbd5e8" draw:textarea-horizontal-align="justify" draw:textarea-vertical-align="middle" draw:auto-grow-height="false" fo:min-height="1.55cm" fo:min-width="2.1cm"/>
      <style:paragraph-properties style:writing-mode="lr-tb"/>
    </style:style>
    <style:style style:name="gr6" style:family="graphic" style:parent-style-name="objectwithoutfill">
      <style:graphic-properties draw:stroke="solid" draw:stroke-dash="Dot" svg:stroke-width="0.035cm" svg:stroke-color="#333333" draw:marker-start-width="0.252cm" draw:marker-end="Arrow" draw:marker-end-width="0.352cm" draw:fill="solid" draw:fill-color="#fdcdac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a1826d" draw:fill-color="#fdcdac" draw:textarea-horizontal-align="justify" draw:textarea-vertical-align="middle" draw:auto-grow-height="false" fo:min-height="1.55cm" fo:min-width="2.7cm"/>
      <style:paragraph-properties style:writing-mode="lr-tb"/>
    </style:style>
    <style:style style:name="gr8" style:family="graphic" style:parent-style-name="standard">
      <style:graphic-properties svg:stroke-color="#6c5b00" draw:fill-color="#fff2ae" draw:textarea-horizontal-align="justify" draw:textarea-vertical-align="middle" draw:auto-grow-height="false" fo:min-height="1.55cm" fo:min-width="2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color="#3f0027" draw:fill="none" draw:textarea-vertical-align="middle" draw:auto-grow-height="false" fo:min-height="1.362cm" fo:min-width="0cm"/>
    </style:style>
    <style:style style:name="gr11" style:family="graphic" style:parent-style-name="standard">
      <style:graphic-properties svg:stroke-color="#3f0027" draw:fill="none" draw:textarea-vertical-align="middle" draw:auto-grow-height="false" fo:min-height="6.102cm" fo:min-width="0cm"/>
    </style:style>
    <style:style style:name="gr12" style:family="graphic" style:parent-style-name="standard">
      <style:graphic-properties svg:stroke-color="#3f0027" draw:fill="none" draw:textarea-vertical-align="middle" draw:auto-grow-height="false" fo:min-height="9.89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6f5c9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dcdac"/>
      <style:paragraph-properties fo:text-align="center"/>
    </style:style>
    <style:style style:name="P6" style:family="paragraph">
      <loext:graphic-properties draw:fill="solid" draw:fill-color="#fdcdac"/>
      <style:paragraph-properties fo:text-align="center"/>
    </style:style>
    <style:style style:name="P7" style:family="paragraph">
      <loext:graphic-properties draw:fill-color="#cbd5e8"/>
      <style:paragraph-properties fo:text-align="center"/>
    </style:style>
    <style:style style:name="P8" style:family="paragraph">
      <loext:graphic-properties draw:fill-color="#fff2ae"/>
      <style:paragraph-properties fo:text-align="center"/>
    </style:style>
    <style:style style:name="P9" style:family="paragraph">
      <style:text-properties fo:color="#3f0027"/>
    </style:style>
    <style:style style:name="P10" style:family="paragraph">
      <loext:graphic-properties draw:fill="none" draw:fill-color="#ffffff"/>
      <style:text-properties fo:color="#3f0027"/>
    </style:style>
    <style:style style:name="P1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cm" svg:height="19.8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cm" svg:height="3cm" svg:x="0.377cm" svg:y="3.423cm">
          <text:p text:style-name="P2">better-off</text:p>
          <text:p text:style-name="P2">blan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" draw:id="id2" draw:layer="layout" svg:width="2.5cm" svg:height="1.8cm" svg:x="7.077cm" svg:y="4.023cm">
          <text:p text:style-name="P4">CLR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.377cm" svg:y1="4.923cm" svg:x2="7.077cm" svg:y2="4.923cm" draw:start-shape="id1" draw:start-glue-point="7" draw:end-shape="id2" draw:end-glue-point="3" svg:d="M4377 4923h2700" svg:viewBox="0 0 2701 1">
          <text:p text:style-name="P4">yes</text:p>
          <text:p text:style-name="P4"/>
        </draw:connector>
        <draw:custom-shape draw:style-name="gr5" draw:text-style-name="P7" xml:id="id3" draw:id="id3" draw:layer="layout" svg:width="2.6cm" svg:height="1.8cm" svg:x="1.077cm" svg:y="0.623cm">
          <text:p text:style-name="P4">advance</text:p>
          <text:p text:style-name="P4">video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.377cm" svg:y1="2.423cm" svg:x2="2.377cm" svg:y2="3.423cm" draw:start-shape="id3" draw:start-glue-point="2" draw:end-shape="id1" draw:end-glue-point="4" svg:d="M2377 2423v1000" svg:viewBox="0 0 1 1001">
          <text:p/>
        </draw:connector>
        <draw:connector draw:style-name="gr6" draw:text-style-name="P6" draw:layer="layout" svg:x1="8.327cm" svg:y1="4.023cm" svg:x2="3.677cm" svg:y2="1.523cm" draw:start-shape="id2" draw:start-glue-point="0" draw:end-shape="id3" draw:end-glue-point="1" svg:d="M8327 4023v-2500h-4650" svg:viewBox="0 0 4651 2501">
          <text:p/>
        </draw:connector>
        <draw:custom-shape draw:style-name="gr2" draw:text-style-name="P3" xml:id="id4" draw:id="id4" draw:layer="layout" svg:width="4cm" svg:height="3cm" svg:x="0.377cm" svg:y="7.523cm">
          <text:p text:style-name="P2">solid cell</text:p>
          <text:p text:style-name="P2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2.377cm" svg:y1="6.423cm" svg:x2="2.377cm" svg:y2="7.523cm" draw:start-shape="id1" draw:start-glue-point="6" draw:end-shape="id4" draw:end-glue-point="4" svg:d="M2377 6423v1100" svg:viewBox="0 0 1 1101">
          <text:p/>
        </draw:connector>
        <draw:custom-shape draw:style-name="gr7" draw:text-style-name="P5" xml:id="id5" draw:id="id5" draw:layer="layout" svg:width="3.2cm" svg:height="1.8cm" svg:x="7.077cm" svg:y="8.123cm">
          <text:p text:style-name="P4">reposition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.377cm" svg:y1="9.023cm" svg:x2="7.077cm" svg:y2="9.023cm" draw:start-shape="id4" draw:start-glue-point="7" draw:end-shape="id5" draw:end-glue-point="3" svg:d="M4377 9023h2700" svg:viewBox="0 0 2701 1">
          <text:p text:style-name="P4">yes</text:p>
          <text:p text:style-name="P4"/>
        </draw:connector>
        <draw:custom-shape draw:style-name="gr7" draw:text-style-name="P5" xml:id="id6" draw:id="id6" draw:layer="layout" svg:width="3.2cm" svg:height="1.8cm" svg:x="11.277cm" svg:y="8.123cm">
          <text:p text:style-name="P4">‘ ’ or ‘\xff’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277cm" svg:y1="9.023cm" svg:x2="11.277cm" svg:y2="9.023cm" draw:start-shape="id5" draw:start-glue-point="1" draw:end-shape="id6" draw:end-glue-point="3" svg:d="M10277 9023h1000" svg:viewBox="0 0 1001 1">
          <text:p/>
        </draw:connector>
        <draw:connector draw:style-name="gr6" draw:text-style-name="P6" draw:layer="layout" svg:x1="12.877cm" svg:y1="8.123cm" svg:x2="3.677cm" svg:y2="1.523cm" draw:start-shape="id6" draw:start-glue-point="0" draw:end-shape="id3" draw:end-glue-point="1" svg:d="M12877 8123v-6600h-9200" svg:viewBox="0 0 9201 6601">
          <text:p/>
        </draw:connector>
        <draw:custom-shape draw:style-name="gr2" draw:text-style-name="P3" xml:id="id7" draw:id="id7" draw:layer="layout" svg:width="4cm" svg:height="3cm" svg:x="0.377cm" svg:y="11.723cm">
          <text:p text:style-name="P2">part cell</text:p>
          <text:p text:style-name="P2">updat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8" draw:id="id8" draw:layer="layout" svg:width="3.2cm" svg:height="1.8cm" svg:x="7.077cm" svg:y="12.323cm">
          <text:p text:style-name="P4">update</text:p>
          <text:p text:style-name="P4">cgram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4.377cm" svg:y1="13.223cm" svg:x2="7.077cm" svg:y2="13.223cm" draw:start-shape="id7" draw:start-glue-point="7" draw:end-shape="id8" draw:end-glue-point="3" svg:d="M4377 13223h2700" svg:viewBox="0 0 2701 1">
          <text:p text:style-name="P4">yes</text:p>
          <text:p text:style-name="P4"/>
        </draw:connector>
        <draw:custom-shape draw:style-name="gr7" draw:text-style-name="P5" xml:id="id9" draw:id="id9" draw:layer="layout" svg:width="3.2cm" svg:height="1.8cm" svg:x="11.277cm" svg:y="12.323cm">
          <text:p text:style-name="P4">reposi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277cm" svg:y1="13.223cm" svg:x2="11.277cm" svg:y2="13.223cm" draw:start-shape="id8" draw:start-glue-point="1" draw:end-shape="id9" draw:end-glue-point="3" svg:d="M10277 13223h1000" svg:viewBox="0 0 1001 1">
          <text:p/>
        </draw:connector>
        <draw:connector draw:style-name="gr6" draw:text-style-name="P6" draw:layer="layout" svg:x1="2.377cm" svg:y1="10.523cm" svg:x2="2.377cm" svg:y2="11.723cm" draw:start-shape="id4" draw:start-glue-point="6" draw:end-shape="id7" draw:end-glue-point="4" svg:d="M2377 10523v1200" svg:viewBox="0 0 1 1201">
          <text:p/>
        </draw:connector>
        <draw:custom-shape draw:style-name="gr7" draw:text-style-name="P5" xml:id="id10" draw:id="id10" draw:layer="layout" svg:width="3.2cm" svg:height="1.8cm" svg:x="15.477cm" svg:y="12.323cm">
          <text:p text:style-name="P4">cgram</text:p>
          <text:p text:style-name="P4">character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4.477cm" svg:y1="13.223cm" svg:x2="15.477cm" svg:y2="13.223cm" draw:start-shape="id9" draw:start-glue-point="1" draw:end-shape="id10" draw:end-glue-point="3" svg:d="M14477 13223h1000" svg:viewBox="0 0 1001 1">
          <text:p/>
        </draw:connector>
        <draw:connector draw:style-name="gr6" draw:text-style-name="P6" draw:layer="layout" svg:x1="17.077cm" svg:y1="12.323cm" svg:x2="3.677cm" svg:y2="1.523cm" draw:start-shape="id10" draw:start-glue-point="0" draw:end-shape="id3" draw:end-glue-point="1" svg:d="M17077 12323v-10800h-13400" svg:viewBox="0 0 13401 10801">
          <text:p/>
        </draw:connector>
        <draw:frame draw:style-name="gr9" draw:text-style-name="P10" draw:layer="layout" svg:width="2.229cm" svg:height="0.962cm" svg:x="7.177cm" svg:y="6.423cm">
          <draw:text-box>
            <text:p text:style-name="P9">1 byte</text:p>
          </draw:text-box>
        </draw:frame>
        <draw:frame draw:style-name="gr9" draw:text-style-name="P10" draw:layer="layout" svg:width="3.11cm" svg:height="0.962cm" svg:x="9.378cm" svg:y="10.461cm">
          <draw:text-box>
            <text:p text:style-name="P9">1-2 bytes</text:p>
          </draw:text-box>
        </draw:frame>
        <draw:frame draw:style-name="gr9" draw:text-style-name="P10" draw:layer="layout" svg:width="3.461cm" svg:height="0.962cm" svg:x="11.178cm" svg:y="14.723cm">
          <draw:text-box>
            <text:p text:style-name="P9">2-13 bytes</text:p>
          </draw:text-box>
        </draw:frame>
        <draw:custom-shape draw:style-name="gr3" draw:text-style-name="P5" xml:id="id11" draw:id="id11" draw:layer="layout" svg:width="2.5cm" svg:height="1.8cm" svg:x="7.077cm" svg:y="16.223cm">
          <text:p text:style-name="P4">NOP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229cm" svg:height="0.962cm" svg:x="7.178cm" svg:y="18.523cm">
          <draw:text-box>
            <text:p text:style-name="P9">1 byte</text:p>
          </draw:text-box>
        </draw:frame>
        <draw:connector draw:style-name="gr4" draw:text-style-name="P6" draw:layer="layout" svg:x1="2.377cm" svg:y1="14.723cm" svg:x2="7.077cm" svg:y2="17.123cm" draw:start-shape="id7" draw:start-glue-point="6" draw:end-shape="id11" draw:end-glue-point="3" svg:d="M2377 14723v2400h4700" svg:viewBox="0 0 4701 2401">
          <text:p text:style-name="P4"/>
          <text:p text:style-name="P4"/>
          <text:p text:style-name="P4"/>
        </draw:connector>
        <draw:connector draw:style-name="gr6" draw:text-style-name="P6" draw:layer="layout" draw:line-skew="9.199cm" svg:x1="9.577cm" svg:y1="17.123cm" svg:x2="3.677cm" svg:y2="1.523cm" draw:start-shape="id11" draw:start-glue-point="1" draw:end-shape="id3" draw:end-glue-point="1" svg:d="M9577 17123h9700v-15600h-15600" svg:viewBox="0 0 15601 15601">
          <text:p/>
        </draw:connector>
        <draw:custom-shape draw:style-name="gr10" draw:text-style-name="P11" draw:layer="layout" svg:width="0.3cm" svg:height="1.7cm" draw:transform="rotate (-1.5707963267949) translate (9.177cm 6.0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1" draw:layer="layout" svg:width="0.3cm" svg:height="6.7cm" draw:transform="rotate (-1.5707963267949) translate (14.177cm 10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1" draw:layer="layout" svg:width="0.3cm" svg:height="1.7cm" draw:transform="rotate (-1.5707963267949) translate (9.177cm 18.2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draw:layer="layout" svg:width="0.3cm" svg:height="10.7cm" draw:transform="rotate (-1.5707963267949) translate (18.177cm 14.4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9cm" fo:page-height="19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2:48:12.264143914</meta:creation-date>
    <meta:editing-duration>PT18H51M39S</meta:editing-duration>
    <meta:editing-cycles>5</meta:editing-cycles>
    <meta:generator>LibreOffice/6.4.7.2$Linux_X86_64 LibreOffice_project/40$Build-2</meta:generator>
    <dc:date>2022-02-13T11:31:42.646247358</dc:date>
    <meta:document-statistic meta:object-count="34"/>
  </office:meta>
</office:document-meta>
</file>